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9pt" officeooo:paragraph-rsid="00211236" style:font-size-asian="9pt" style:font-size-complex="9pt"/>
    </style:style>
    <style:style style:name="P72" style:family="paragraph" style:parent-style-name="Standard">
      <style:paragraph-properties fo:line-height="150%" fo:text-align="start" style:justify-single-word="false" style:writing-mode="lr-tb"/>
      <style:text-properties fo:font-size="9pt" officeooo:paragraph-rsid="089e3ee2" style:font-size-asian="9pt" style:font-size-complex="9pt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P76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draw:line text:anchor-type="char" draw:z-index="0" draw:name="Shape3_8" draw:style-name="gr5" draw:text-style-name="P76" svg:x1="1.8528in" svg:y1="0.1791in" svg:x2="3.8075in" svg:y2="0.1791in"><text:p/></draw:line><draw:line text:anchor-type="char" draw:z-index="1" draw:name="Shape3_9" draw:style-name="gr5" draw:text-style-name="P76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00163351320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001635469360">
          <table:table-cell table:style-name="Table5.A1" office:value-type="string">
            <text:p text:style-name="P40"><draw:line text:anchor-type="paragraph" draw:z-index="7" draw:name="Shape3_0" draw:style-name="gr1" draw:text-style-name="P73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2"><draw:line text:anchor-type="paragraph" draw:z-index="12" draw:name="Shape3_8" draw:style-name="gr1" draw:text-style-name="P73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001635461680">
          <table:table-cell table:style-name="Table5.A1" office:value-type="string">
            <text:p text:style-name="P41"><draw:line text:anchor-type="paragraph" draw:z-index="8" draw:name="Shape3_1" draw:style-name="gr1" draw:text-style-name="P73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001635462192">
          <table:table-cell table:style-name="Table5.A1" office:value-type="string">
            <text:p text:style-name="P41"><draw:line text:anchor-type="paragraph" draw:z-index="9" draw:name="Shape3_2" draw:style-name="gr1" draw:text-style-name="P73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7" draw:name="Shape3_11" draw:style-name="gr1" draw:text-style-name="P73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35464240">
          <table:table-cell table:style-name="Table5.A1" office:value-type="string">
            <text:p text:style-name="P15"><draw:line text:anchor-type="paragraph" draw:z-index="15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10" draw:name="Shape3_4" draw:style-name="gr1" draw:text-style-name="P73" svg:x1="0.0827in" svg:y1="0.1811in" svg:x2="3.3693in" svg:y2="0.1811in"><text:p/></draw:line><draw:line text:anchor-type="paragraph" draw:z-index="16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8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35465264">
          <table:table-cell table:style-name="Table5.A1" office:value-type="string">
            <text:p text:style-name="P15"><draw:line text:anchor-type="paragraph" draw:z-index="11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9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35465008">
          <table:table-cell table:style-name="Table5.A1" office:value-type="string">
            <text:p text:style-name="P15"><draw:line text:anchor-type="paragraph" draw:z-index="14" draw:name="Shape3_7" draw:style-name="gr1" draw:text-style-name="P73" svg:x1="1.9563in" svg:y1="0.2067in" svg:x2="3.3689in" svg:y2="0.202in"><text:p/></draw:line><draw:line text:anchor-type="paragraph" draw:z-index="20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7"><draw:line text:anchor-type="paragraph" draw:z-index="28" draw:name="Shape3_22" draw:style-name="gr1" draw:text-style-name="P73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7312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68"><draw:custom-shape text:anchor-type="paragraph" draw:z-index="3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5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960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6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69"><draw:custom-shape text:anchor-type="paragraph" draw:z-index="4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9" draw:name="Shape3_23" draw:style-name="gr1" draw:text-style-name="P73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21" draw:name="Shape3_5" draw:style-name="gr1" draw:text-style-name="P73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2" draw:name="Shape3_15" draw:style-name="gr1" draw:text-style-name="P73" svg:x1="0.4043in" svg:y1="-0.1098in" svg:x2="3.3559in" svg:y2="-0.1098in"><text:p/></draw:line><draw:line text:anchor-type="paragraph" draw:z-index="23" draw:name="Shape3_16" draw:style-name="gr1" draw:text-style-name="P73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4" draw:name="Shape3_18" draw:style-name="gr1" draw:text-style-name="P74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5" draw:name="Shape3_17" draw:style-name="gr1" draw:text-style-name="P73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6" draw:name="Shape3_19" draw:style-name="gr1" draw:text-style-name="P73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7" draw:name="Shape3_21" draw:style-name="gr1" draw:text-style-name="P73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25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1H51M40S</meta:editing-duration>
    <meta:editing-cycles>1107</meta:editing-cycles>
    <dc:date>2022-11-30T23:57:36.440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